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78cm" fo:min-width="0.178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125cm" fo:min-width="1cm" loext:decorative="false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5cm" fo:min-width="1cm" style:writing-mode="lr-tb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75cm" svg:height="0.5cm" svg:x="4.5cm" svg:y="4.25cm">
          <text:p text:style-name="P1">V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5cm" svg:height="0.5cm" svg:x="8cm" svg:y="4.25cm">
          <text:p text:style-name="P1">V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5cm" svg:height="0.5cm" svg:x="1.25cm" svg:y="4.25cm">
          <text:p text:style-name="P1">V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5cm" svg:height="0.5cm" svg:x="5.75cm" svg:y="4.25cm">
          <text:p text:style-name="P1">C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5cm" svg:height="0.5cm" svg:x="2.25cm" svg:y="4.25cm">
          <text:p text:style-name="P1">C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cm" svg:height="0.5cm" svg:x="2cm" svg:y="3.25cm">
          <text:p text:style-name="P1">R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0.25cm" svg:height="0.25cm" svg:x="1.125cm" svg:y="3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25cm" svg:height="0.25cm" svg:x="1.12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cm" svg:height="0.125cm" svg:x="3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1cm" svg:height="0.125cm" svg:x="3cm" svg:y="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0.25cm" svg:height="0.25cm" svg:x="4.375cm" svg:y="3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5cm" svg:height="0.25cm" svg:x="4.37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1cm" svg:height="0.5cm" svg:x="5.5cm" svg:y="3.25cm">
          <text:p text:style-name="P4">R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" draw:id="id11" draw:layer="layout" svg:width="1cm" svg:height="0.125cm" svg:x="6.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2" draw:id="id12" draw:layer="layout" svg:width="1cm" svg:height="0.125cm" svg:x="6.5cm" svg:y="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0.25cm" svg:height="0.25cm" svg:x="7.875cm" svg:y="3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5cm" svg:height="0.25cm" svg:x="7.87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.375cm" svg:y1="3.5cm" svg:x2="2cm" svg:y2="3.5cm" draw:start-shape="id1" draw:start-glue-point="10" draw:end-shape="id2" draw:end-glue-point="3" svg:d="M1375 3500h625" svg:viewBox="0 0 626 1">
          <text:p/>
        </draw:connector>
        <draw:connector draw:style-name="gr6" draw:text-style-name="P6" draw:layer="layout" draw:type="line" svg:x1="3cm" svg:y1="3.5cm" svg:x2="4.375cm" svg:y2="3.5cm" draw:start-shape="id2" draw:start-glue-point="1" draw:end-shape="id3" draw:end-glue-point="6" svg:d="M3000 3500h1375" svg:viewBox="0 0 1376 1">
          <text:p/>
        </draw:connector>
        <draw:connector draw:style-name="gr6" draw:text-style-name="P6" draw:layer="layout" draw:type="line" svg:x1="4.625cm" svg:y1="3.5cm" svg:x2="5.5cm" svg:y2="3.5cm" draw:start-shape="id3" draw:start-glue-point="10" draw:end-shape="id4" draw:end-glue-point="3" svg:d="M4625 3500h875" svg:viewBox="0 0 876 1">
          <text:p/>
        </draw:connector>
        <draw:connector draw:style-name="gr6" draw:text-style-name="P6" draw:layer="layout" draw:type="line" svg:x1="6.5cm" svg:y1="3.5cm" svg:x2="7.875cm" svg:y2="3.5cm" draw:start-shape="id4" draw:start-glue-point="1" draw:end-shape="id5" draw:end-glue-point="6" svg:d="M6500 3500h1375" svg:viewBox="0 0 1376 1">
          <text:p/>
        </draw:connector>
        <draw:connector draw:style-name="gr6" draw:text-style-name="P6" draw:layer="layout" draw:type="line" svg:x1="7.875cm" svg:y1="5.5cm" svg:x2="4.625cm" svg:y2="5.5cm" draw:start-shape="id6" draw:start-glue-point="6" draw:end-shape="id7" draw:end-glue-point="10" svg:d="M7875 5500h-3250" svg:viewBox="0 0 3251 1">
          <text:p/>
        </draw:connector>
        <draw:connector draw:style-name="gr6" draw:text-style-name="P6" draw:layer="layout" draw:type="line" svg:x1="4.375cm" svg:y1="5.5cm" svg:x2="1.375cm" svg:y2="5.5cm" draw:start-shape="id7" draw:start-glue-point="6" draw:end-shape="id8" draw:end-glue-point="10" svg:d="M4375 5500h-3000" svg:viewBox="0 0 3001 1">
          <text:p/>
        </draw:connector>
        <draw:connector draw:style-name="gr7" draw:text-style-name="P1" draw:layer="layout" svg:x1="3cm" svg:y1="3.5cm" svg:x2="3.5cm" svg:y2="4.25cm" draw:start-shape="id2" draw:start-glue-point="1" draw:end-shape="id9" draw:end-glue-point="0" svg:d="M3000 3500h500v750" svg:viewBox="0 0 501 751">
          <text:p/>
        </draw:connector>
        <draw:connector draw:style-name="gr7" draw:text-style-name="P1" draw:layer="layout" svg:x1="3.5cm" svg:y1="4.75cm" svg:x2="1.375cm" svg:y2="5.5cm" draw:start-shape="id10" draw:start-glue-point="2" draw:end-shape="id8" draw:end-glue-point="10" svg:d="M3500 4750v750h-2125" svg:viewBox="0 0 2126 751">
          <text:p/>
        </draw:connector>
        <draw:connector draw:style-name="gr7" draw:text-style-name="P1" draw:layer="layout" svg:x1="6.5cm" svg:y1="3.5cm" svg:x2="7cm" svg:y2="4.25cm" draw:start-shape="id4" draw:start-glue-point="1" draw:end-shape="id11" draw:end-glue-point="0" svg:d="M6500 3500h500v750" svg:viewBox="0 0 501 751">
          <text:p/>
        </draw:connector>
        <draw:connector draw:style-name="gr7" draw:text-style-name="P1" draw:layer="layout" svg:x1="7cm" svg:y1="4.75cm" svg:x2="4.625cm" svg:y2="5.5cm" draw:start-shape="id12" draw:start-glue-point="2" draw:end-shape="id7" draw:end-glue-point="10" svg:d="M7000 4750v750h-2375" svg:viewBox="0 0 2376 751">
          <text:p/>
        </draw:connector>
        <draw:line draw:style-name="gr8" draw:text-style-name="P6" draw:layer="layout" svg:x1="1.25cm" svg:y1="3.875cm" svg:x2="1.25cm" svg:y2="5.125cm">
          <text:p/>
        </draw:line>
        <draw:line draw:style-name="gr8" draw:text-style-name="P6" draw:layer="layout" svg:x1="4.5cm" svg:y1="3.875cm" svg:x2="4.5cm" svg:y2="5.125cm">
          <text:p/>
        </draw:line>
        <draw:line draw:style-name="gr8" draw:text-style-name="P6" draw:layer="layout" svg:x1="8cm" svg:y1="3.875cm" svg:x2="8cm" svg:y2="5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2T21:48:52.304184700</meta:creation-date>
    <dc:date>2025-10-22T22:07:51.488808100</dc:date>
    <meta:editing-duration>PT10M38S</meta:editing-duration>
    <meta:editing-cycles>4</meta:editing-cycles>
    <meta:generator>LibreOffice/25.8.1.1$Windows_X86_64 LibreOffice_project/54047653041915e595ad4e45cccea684809c77b5</meta:generator>
    <meta:document-statistic meta:object-count="30"/>
  </office:meta>
</office:document-meta>
</file>